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erif" fo:font-size="27.3999996185303pt" officeooo:rsid="000cdeb1" officeooo:paragraph-rsid="000cdeb1" style:font-name-asian="DejaVu Serif" style:font-size-asian="24pt" style:font-size-complex="27.3999996185303pt"/>
    </style:style>
    <style:style style:name="P2" style:family="paragraph" style:parent-style-name="Standard">
      <style:paragraph-properties fo:text-align="start" style:justify-single-word="false"/>
      <style:text-properties fo:font-size="18.25pt" officeooo:rsid="000cdeb1" officeooo:paragraph-rsid="000cdeb1" style:font-name-asian="DejaVu Serif" style:font-size-asian="16pt" style:font-size-complex="18.25pt"/>
    </style:style>
    <style:style style:name="P3" style:family="paragraph" style:parent-style-name="Standard">
      <style:paragraph-properties fo:text-align="start" style:justify-single-word="false"/>
      <style:text-properties fo:font-size="18.25pt" officeooo:rsid="000db87d" officeooo:paragraph-rsid="000db87d" style:font-name-asian="DejaVu Serif" style:font-size-asian="16pt" style:font-size-complex="18.25pt"/>
    </style:style>
    <style:style style:name="T1" style:family="text">
      <style:text-properties officeooo:rsid="000ec06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nhanced IKE Installation Guide</text:p>
      <text:p text:style-name="P2"/>
      <text:p text:style-name="P3">IKE : Instrument Cluster</text:p>
      <text:p text:style-name="P2"/>
      <text:p text:style-name="P3">Find connector X10113 on the back of IKE. Mark the following wires.</text:p>
      <text:p text:style-name="P3"/>
      <text:p text:style-name="P3">D-Bus : Pin 1 (White / Purple)</text:p>
      <text:p text:style-name="P3">I-Bus : Pin 8 (White / Gray / Yellow)</text:p>
      <text:p text:style-name="P3">12V : Pin 12 (Purple / Green)</text:p>
      <text:p text:style-name="P3">GND : Pin 9 / 10 (Brown / White <text:span text:style-name="T1">or Green</text:span>)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17:29:32.851343699</meta:creation-date>
    <dc:date>2018-04-25T19:06:32.085992961</dc:date>
    <meta:editing-duration>PT1H36M59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7" meta:word-count="54" meta:character-count="259" meta:non-whitespace-character-count="212"/>
  </office:meta>
</office:document-meta>
</file>